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E00000007CC5BB5AB.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7.99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8018" officeooo:paragraph-rsid="001a8018"/>
    </style:style>
    <style:style style:name="P2" style:family="paragraph" style:parent-style-name="Standard">
      <style:text-properties officeooo:paragraph-rsid="001a8018"/>
    </style:style>
    <style:style style:name="P3" style:family="paragraph" style:parent-style-name="Standard">
      <style:text-properties fo:font-size="12pt" fo:font-weight="normal" officeooo:rsid="001b2a43" officeooo:paragraph-rsid="001b2a43" style:font-size-asian="12pt" style:font-weight-asian="normal" style:font-size-complex="12pt" style:font-weight-complex="normal"/>
    </style:style>
    <style:style style:name="P4" style:family="paragraph" style:parent-style-name="Standard">
      <style:text-properties fo:font-size="12pt" fo:font-weight="normal" officeooo:rsid="001a8018" officeooo:paragraph-rsid="001a8018" style:font-size-asian="12pt" style:font-weight-asian="normal" style:font-size-complex="12pt" style:font-weight-complex="normal"/>
    </style:style>
    <style:style style:name="P5" style:family="paragraph" style:parent-style-name="Standard">
      <style:text-properties fo:font-size="12pt" fo:font-weight="normal" officeooo:paragraph-rsid="001b2a43"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rsid="001a8018" officeooo:paragraph-rsid="001a8018" style:font-size-asian="12pt" style:font-weight-asian="normal" style:font-size-complex="12pt" style:font-weight-complex="normal"/>
    </style:style>
    <style:style style:name="P7" style:family="paragraph" style:parent-style-name="Standard">
      <style:text-properties fo:font-size="20pt" fo:font-weight="bold" officeooo:rsid="001a8018" officeooo:paragraph-rsid="001b2a43" style:font-size-asian="20pt" style:font-weight-asian="bold" style:font-size-complex="20pt" style:font-weight-complex="bold"/>
    </style:style>
    <style:style style:name="P8" style:family="paragraph" style:parent-style-name="Standard">
      <style:text-properties fo:font-size="20pt" fo:font-weight="bold" officeooo:rsid="001b2a43" officeooo:paragraph-rsid="001b2a43" style:font-size-asian="20pt" style:font-weight-asian="bold" style:font-size-complex="20pt" style:font-weight-complex="bold"/>
    </style:style>
    <style:style style:name="P9" style:family="paragraph" style:parent-style-name="Standard">
      <style:text-properties fo:font-size="20pt" fo:font-weight="bold" officeooo:rsid="001b6834" officeooo:paragraph-rsid="001b6834" style:font-size-asian="20pt" style:font-weight-asian="bold" style:font-size-complex="20pt" style:font-weight-complex="bold"/>
    </style:style>
    <style:style style:name="P10" style:family="paragraph" style:parent-style-name="Standard">
      <style:text-properties officeooo:rsid="001b2a43" officeooo:paragraph-rsid="001b2a43"/>
    </style:style>
    <style:style style:name="P11" style:family="paragraph" style:parent-style-name="Standard" style:list-style-name="L2">
      <style:text-properties officeooo:rsid="001b2a43" officeooo:paragraph-rsid="001b2a43"/>
    </style:style>
    <style:style style:name="P12" style:family="paragraph" style:parent-style-name="Standard" style:list-style-name="L2">
      <style:text-properties officeooo:paragraph-rsid="001b2a43"/>
    </style:style>
    <style:style style:name="P13" style:family="paragraph" style:parent-style-name="Text_20_body">
      <style:text-properties fo:font-size="20pt" officeooo:rsid="001a8018" officeooo:paragraph-rsid="001a8018" style:font-size-asian="20pt" style:font-size-complex="20pt"/>
    </style:style>
    <style:style style:name="P14" style:family="paragraph" style:parent-style-name="Table_20_Contents">
      <style:text-properties officeooo:rsid="001a8018" officeooo:paragraph-rsid="001a8018"/>
    </style:style>
    <style:style style:name="T1" style:family="text">
      <style:text-properties officeooo:rsid="001a8018"/>
    </style:style>
    <style:style style:name="T2" style:family="text">
      <style:text-properties fo:font-variant="normal" fo:text-transform="none" fo:color="#242729" style:font-name="Liberation Serif" fo:letter-spacing="normal" fo:font-style="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b2a43" style:font-size-asian="12pt" style:font-weight-asian="normal" style:font-size-complex="12pt" style:font-weight-complex="normal"/>
    </style:style>
    <style:style style:name="T5" style:family="text">
      <style:text-properties fo:font-size="12pt" fo:font-weight="normal" officeooo:rsid="001b6834" style:font-size-asian="12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size="20pt" officeooo:rsid="001a8018" style:font-size-asian="20pt" style:font-size-complex="20pt"/>
    </style:style>
    <style:style style:name="T9" style:family="text">
      <style:text-properties fo:font-size="20pt" fo:font-weight="bold" officeooo:rsid="001a8018" style:font-size-asian="20pt" style:font-weight-asian="bold" style:font-size-complex="20pt" style:font-weight-complex="bold"/>
    </style:style>
    <style:style style:name="T10" style:family="text">
      <style:text-properties officeooo:rsid="001b2a43"/>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3"><text:span text:style-name="T7">1</text:span>.</text:p>
      <table:table table:name="Table1" table:style-name="Table1">
        <table:table-column table:style-name="Table1.A"/>
        <table:table-row>
          <table:table-cell table:style-name="Table1.A1" office:value-type="string">
            <text:p text:style-name="P14">stack</text:p>
          </table:table-cell>
        </table:table-row>
        <table:table-row>
          <table:table-cell table:style-name="Table1.A2" office:value-type="string">
            <text:p text:style-name="P14">Heap</text:p>
          </table:table-cell>
        </table:table-row>
        <table:table-row>
          <table:table-cell table:style-name="Table1.A2" office:value-type="string">
            <text:p text:style-name="P14">Data</text:p>
          </table:table-cell>
        </table:table-row>
        <table:table-row>
          <table:table-cell table:style-name="Table1.A2" office:value-type="string">
            <text:p text:style-name="P14">Code</text:p>
          </table:table-cell>
        </table:table-row>
      </table:table>
      <text:p text:style-name="Standard"/>
      <text:p text:style-name="P1">Stack:All local variables and function arguments are stored <text:s/>in stack.Automatic variables are stored here.</text:p>
      <text:p text:style-name="P1"/>
      <text:p text:style-name="P1">Heap:Dynamically allocated variables are stored here.</text:p>
      <text:p text:style-name="P1"/>
      <text:p text:style-name="P1">Data: It has uninitialised ,initialised section and Read only sections.All global and static variables are stored in this section.</text:p>
      <text:p text:style-name="P1"/>
      <text:p text:style-name="P1">Code: Binary executable code is stored here.</text:p>
      <text:p text:style-name="P1"/>
      <text:p text:style-name="P2"><text:span text:style-name="T9">2</text:span><text:span text:style-name="T8">.</text:span><text:span text:style-name="T1">Modeprobe: It is a command which looks for dependencies while loading a module.When i loaded a module which has dependencies in some another module then modeprobe loads the main module and dependent module.</text:span></text:p>
      <text:p text:style-name="P2"/>
      <text:p text:style-name="P1">Insmod: When we use insmod, it wont load the dependency and so it will give compilation errors like unresolved symbols.In this case we have to manually look for dependent module and need to load them in order to resolve the errors.</text:p>
      <text:p text:style-name="P1"/>
      <text:p text:style-name="P1"/>
      <text:p text:style-name="P7">3.<text:span text:style-name="T4">#include &lt;linux/kernel.h&gt; </text:span></text:p>
      <text:p text:style-name="P3">#include &lt;linux/module.h&gt;</text:p>
      <text:p text:style-name="P3">#include &lt;linux/init.h&gt; </text:p>
      <text:p text:style-name="P3">#include &lt;linux/fs.h&gt; </text:p>
      <text:p text:style-name="P3"></text:p>
      <text:p text:style-name="P3">#define NAME "Mychar"</text:p>
      <text:p text:style-name="P3">#define MAJOR 60</text:p>
      <text:p text:style-name="P3"></text:p>
      <text:p text:style-name="P3">ssize_t my_read(struct file *, char __user *, size_t, loff_t *);</text:p>
      <text:p text:style-name="P3">ssize_t my_write(struct file *, const char __user *, size_t, loff_t *);</text:p>
      <text:p text:style-name="P3">int my_open(struct inode *, struct file *);</text:p>
      <text:p text:style-name="P3">int my_close(struct inode *, struct file *);</text:p>
      <text:p text:style-name="P3"></text:p>
      <text:p text:style-name="P3">struct file_operations fops = {</text:p>
      <text:p text:style-name="P3"><text:tab/>.owner = THIS_MODULE,</text:p>
      <text:p text:style-name="P3"><text:tab/>.read = my_read,</text:p>
      <text:p text:style-name="P3"><text:tab/>.write = my_write,</text:p>
      <text:p text:style-name="P3"><text:tab/>.open = my_open,</text:p>
      <text:p text:style-name="P3"><text:tab/>.release = my_close</text:p>
      <text:p text:style-name="P3">};</text:p>
      <text:p text:style-name="P3"></text:p>
      <text:p text:style-name="P3"><text:soft-page-break/></text:p>
      <text:p text:style-name="P3">ssize_t my_read(struct file *filp, char __user *usr, size_t size, loff_t *off)</text:p>
      <text:p text:style-name="P3">{</text:p>
      <text:p text:style-name="P3"><text:tab/>printk("Reading from device\n");</text:p>
      <text:p text:style-name="P3"><text:tab/>return 0; //-EPERM;</text:p>
      <text:p text:style-name="P3">}</text:p>
      <text:p text:style-name="P3"></text:p>
      <text:p text:style-name="P3">ssize_t my_write(struct file *filp, const char __user *usr, size_t size, loff_t *off)</text:p>
      <text:p text:style-name="P3">{</text:p>
      <text:p text:style-name="P3"><text:tab/>printk("Trying to write into the device\n");</text:p>
      <text:p text:style-name="P3"><text:tab/>return size; //-EPERM;</text:p>
      <text:p text:style-name="P3">}</text:p>
      <text:p text:style-name="P3"></text:p>
      <text:p text:style-name="P3">int my_open(struct inode *ino, struct file *filp)</text:p>
      <text:p text:style-name="P3">{</text:p>
      <text:p text:style-name="P3"><text:tab/>printk("device opened\n");</text:p>
      <text:p text:style-name="P3"><text:tab/>return 0;</text:p>
      <text:p text:style-name="P3">}</text:p>
      <text:p text:style-name="P3"></text:p>
      <text:p text:style-name="P3">int my_close(struct inode *ino, struct file *filp)</text:p>
      <text:p text:style-name="P3">{</text:p>
      <text:p text:style-name="P3"><text:tab/>printk("device closed\n");</text:p>
      <text:p text:style-name="P3"><text:tab/>return 0;</text:p>
      <text:p text:style-name="P3">}</text:p>
      <text:p text:style-name="P3"></text:p>
      <text:p text:style-name="P3">int char_init(void)</text:p>
      <text:p text:style-name="P3">{</text:p>
      <text:p text:style-name="P3"><text:tab/>int result;</text:p>
      <text:p text:style-name="P3"><text:s text:c="8"/>result = register_chrdev(MAJOR, NAME, &amp;fops);</text:p>
      <text:p text:style-name="P3"><text:tab/>if(result &lt; 0)</text:p>
      <text:p text:style-name="P3"><text:tab/>{</text:p>
      <text:p text:style-name="P3"><text:tab/><text:tab/>printk("Device could not be registered\n");</text:p>
      <text:p text:style-name="P3"><text:tab/><text:tab/>return -EPERM;</text:p>
      <text:p text:style-name="P3"><text:tab/>}</text:p>
      <text:p text:style-name="P3"><text:tab/>printk("Driver registered with major %d\n", MAJOR);</text:p>
      <text:p text:style-name="P3"><text:tab/>return 0;</text:p>
      <text:p text:style-name="P3">}</text:p>
      <text:p text:style-name="P3"></text:p>
      <text:p text:style-name="P3"></text:p>
      <text:p text:style-name="P3">void char_exit(void)</text:p>
      <text:p text:style-name="P3">{</text:p>
      <text:p text:style-name="P3"><text:tab/>unregister_chrdev(MAJOR, NAME);</text:p>
      <text:p text:style-name="P3"><text:tab/>printk("simple_char unregistered\n");</text:p>
      <text:p text:style-name="P3">}</text:p>
      <text:p text:style-name="P3"></text:p>
      <text:p text:style-name="P3">module_init(char_init);</text:p>
      <text:p text:style-name="P3">module_exit(char_exit);</text:p>
      <text:p text:style-name="P3"></text:p>
      <text:p text:style-name="P3">MODULE_LICENSE("GPL");</text:p>
      <text:p text:style-name="P4"/>
      <text:p text:style-name="P4"/>
      <text:p text:style-name="P4"/>
      <text:p text:style-name="P8"><text:soft-page-break/>4.</text:p>
      <text:list xml:id="list7195911046792132562" text:style-name="L2">
        <text:list-item>
          <text:p text:style-name="P12"><text:span text:style-name="T10">__init and __exit are defined in linux/init.h header file.</text:span></text:p>
        </text:list-item>
        <text:list-item>
          <text:p text:style-name="P12">__<text:span text:style-name="T10">exit function is used to declare a function which is required on exit.</text:span></text:p>
        </text:list-item>
        <text:list-item>
          <text:p text:style-name="P11">When this functions start,this code runs only once,after it runs kernel can free its memory and use it further.</text:p>
        </text:list-item>
      </text:list>
      <text:p text:style-name="P10"/>
      <text:p text:style-name="P8">5.</text:p>
      <text:p text:style-name="P8"/>
      <text:p text:style-name="P8"><text:span text:style-name="T3">obj-m += char.o</text:span></text:p>
      <text:p text:style-name="P3"></text:p>
      <text:p text:style-name="P3">all:</text:p>
      <text:p text:style-name="P3"><text:tab/>make -C /lib/modules/`uname -r`/build M=$(shell pwd) modules</text:p>
      <text:p text:style-name="P3"><text:tab/>#make -C /usr/src/linux M=$(shell pwd) modules</text:p>
      <text:p text:style-name="P3">clean:</text:p>
      <text:p text:style-name="P3"><text:tab/>#make -C /usr/src/linux M=$(shell pwd) clean</text:p>
      <text:p text:style-name="P3"><text:tab/>make -C /lib/modules/`uname -r`/build M=$(shell pwd) clean</text:p>
      <text:p text:style-name="P3"/>
      <text:p text:style-name="P8">7.<text:span text:style-name="T3">fork() system call is used to create a new process.fork system call on sucess will return 2 values </text:span></text:p>
      <text:p text:style-name="P8"><text:span text:style-name="T3"><text:s text:c="5"/>1.0-&gt;child process</text:span></text:p>
      <text:p text:style-name="P8"><text:span text:style-name="T3"><text:s text:c="5"/>2.child pid-&gt;parent process</text:span></text:p>
      <text:p text:style-name="P8"><text:span text:style-name="T3"><text:s text:c="5"/></text:span><text:span text:style-name="T5">when it returns negative value then creation of child process is unsuccessfull.</text:span></text:p>
      <text:p text:style-name="P8"/>
      <text:p text:style-name="P8"/>
      <text:p text:style-name="P9">8<text:span text:style-name="T3">.There are 4 ipcs</text:span></text:p>
      <text:p text:style-name="P9"/>
      <text:p text:style-name="P9"><text:span text:style-name="T3">1.Shared memory:It is fastest Ipc mechanisam.Two processes are sharing common memory space.</text:span></text:p>
      <text:p text:style-name="P9"><text:span text:style-name="T3"><text:s text:c="30"/>The system call used are shmget().shmat()</text:span></text:p>
      <text:p text:style-name="P9"><text:span text:style-name="T3"><text:s text:c="30"/>It is online communication.</text:span></text:p>
      <text:p text:style-name="P9"><text:span text:style-name="T3">2.message queue:It is offline communication.Once the message is read next time message is </text:span></text:p>
      <text:p text:style-name="P9"><text:span text:style-name="T3"><text:s text:c="29"/>deleted.system calls used are msgget(),msgsnd(),msgrcv(),msgctl()</text:span></text:p>
      <text:p text:style-name="P9"><text:span text:style-name="T3">3.pipes/FIFO:In pipes only related process can communicate but in FIFO unrelated process can</text:span></text:p>
      <text:p text:style-name="P9"><text:span text:style-name="T3"><text:s text:c="23"/>communicate. </text:span></text:p>
      <text:p text:style-name="P9"><text:span text:style-name="T3">4.socket:Sockets are used for client server programming.systems calls used are</text:span></text:p>
      <text:p text:style-name="P9"><text:span text:style-name="T3"><text:s text:c="14"/>socket(),bind(),accept(),connect(),listen().</text:span></text:p>
      <text:p text:style-name="P3"/>
      <text:p text:style-name="P9">10.</text:p>
      <text:p text:style-name="P9"><text:s text:c="6"/><text:span text:style-name="T6">Zombie process:The process which is not really existing.If child is terminated before paren without invoking exit system call then parent waits for infinite time running a process called as zombie process.</text:span></text:p>
      <text:p text:style-name="P9"/>
      <text:p text:style-name="P9"><text:span text:style-name="T6"><text:s text:c="10"/>Orphan process:A process whose parent process no more exits that is either it is terminated without waiting for its child process to terminate or finished is called as orphan process.</text:span></text:p>
      <text:p text:style-name="P5"/>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7:38:54.525799282</meta:creation-date>
    <dc:date>2019-08-23T18:24:00.202740414</dc:date>
    <meta:editing-duration>PT14M45S</meta:editing-duration>
    <meta:editing-cycles>1</meta:editing-cycles>
    <meta:document-statistic meta:table-count="1" meta:image-count="0" meta:object-count="0" meta:page-count="3" meta:paragraph-count="110" meta:word-count="548" meta:character-count="4018" meta:non-whitespace-character-count="3298"/>
    <meta:generator>LibreOffice/4.2.8.2$Linux_X86_64 LibreOffice_project/420m0$Build-2</meta:generator>
  </office:meta>
</office:document-meta>
</file>